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c76f" officeooo:paragraph-rsid="0012c76f"/>
    </style:style>
    <style:style style:name="P2" style:family="paragraph" style:parent-style-name="Text_20_body">
      <style:text-properties style:font-name="Calibri" officeooo:rsid="0012c76f" officeooo:paragraph-rsid="0012c76f"/>
    </style:style>
    <style:style style:name="P3" style:family="paragraph" style:parent-style-name="Text_20_body">
      <style:text-properties style:font-name="Calibri" officeooo:rsid="0012c76f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12c76f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Calibri" officeooo:rsid="0012c76f"/>
    </style:style>
    <style:style style:name="P6" style:family="paragraph" style:parent-style-name="Text_20_body" style:list-style-name="L1">
      <style:text-properties officeooo:rsid="0012c76f"/>
    </style:style>
    <style:style style:name="P7" style:family="paragraph" style:parent-style-name="Text_20_body" style:list-style-name="L2">
      <style:text-properties style:font-name="Calibri" officeooo:rsid="0012c76f"/>
    </style:style>
    <style:style style:name="P8" style:family="paragraph" style:parent-style-name="Standard">
      <style:text-properties style:font-name="Calibri" officeooo:rsid="0012c76f" officeooo:paragraph-rsid="0012c76f"/>
    </style:style>
    <style:style style:name="T1" style:family="text">
      <style:text-properties style:font-name="Calibri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para proyecto del Manual HybridLite</text:p>
      <text:p text:style-name="P1"/>
      <text:p text:style-name="P2">¿Qué debería incluir el manual?</text:p>
      <text:p text:style-name="P3">Aquí tienes una estructura básica que podemos personalizar según tu aplicación:</text:p>
      <text:list text:style-name="L1">
        <text:list-item>
          <text:p text:style-name="P4"><text:span text:style-name="Strong_20_Emphasis"><text:span text:style-name="T1">Introducción</text:span></text:span><text:span text:style-name="T1"> </text:span></text:p>
          <text:list>
            <text:list-item>
              <text:p text:style-name="P5">Breve descripción de la aplicación </text:p>
            </text:list-item>
            <text:list-item>
              <text:p text:style-name="P5">Objetivo del manual y público objetivo </text:p>
            </text:list-item>
          </text:list>
        </text:list-item>
        <text:list-item>
          <text:p text:style-name="P4"><text:span text:style-name="Strong_20_Emphasis"><text:span text:style-name="T1">Requisitos del sistema</text:span></text:span><text:span text:style-name="T1"> </text:span></text:p>
          <text:list>
            <text:list-item>
              <text:p text:style-name="P5">Software y hardware necesarios </text:p>
            </text:list-item>
            <text:list-item>
              <text:p text:style-name="P5">Accesos y permisos requeridos </text:p>
            </text:list-item>
          </text:list>
        </text:list-item>
        <text:list-item>
          <text:p text:style-name="P4"><text:span text:style-name="Strong_20_Emphasis"><text:span text:style-name="T1">Instalación o acceso</text:span></text:span><text:span text:style-name="T1"> </text:span></text:p>
          <text:list>
            <text:list-item>
              <text:p text:style-name="P5">Guía paso a paso para instalar o ingresar a la app </text:p>
            </text:list-item>
          </text:list>
        </text:list-item>
        <text:list-item>
          <text:p text:style-name="P4"><text:span text:style-name="Strong_20_Emphasis"><text:span text:style-name="T1">Descripción de la interfaz</text:span></text:span><text:span text:style-name="T1"> </text:span></text:p>
          <text:list>
            <text:list-item>
              <text:p text:style-name="P5">Paneles principales, menús, botones </text:p>
            </text:list-item>
            <text:list-item>
              <text:p text:style-name="P5">Capturas de pantalla (si las tienes) </text:p>
            </text:list-item>
          </text:list>
        </text:list-item>
        <text:list-item>
          <text:p text:style-name="P4"><text:span text:style-name="Strong_20_Emphasis"><text:span text:style-name="T1">Flujo de trabajo</text:span></text:span><text:span text:style-name="T1"> </text:span></text:p>
          <text:list>
            <text:list-item>
              <text:p text:style-name="P5">Ejemplo típico de uso: crear, editar y procesar datos </text:p>
            </text:list-item>
          </text:list>
        </text:list-item>
        <text:list-item>
          <text:p text:style-name="P4"><text:span text:style-name="Strong_20_Emphasis"><text:span text:style-name="T1">Funciones clave</text:span></text:span><text:span text:style-name="T1"> </text:span></text:p>
          <text:list>
            <text:list-item>
              <text:p text:style-name="P5">Módulos de gestión (inventario, clientes, facturación, etc.) </text:p>
            </text:list-item>
            <text:list-item>
              <text:p text:style-name="P5">Acciones frecuentes y cómo ejecutarlas </text:p>
            </text:list-item>
          </text:list>
        </text:list-item>
        <text:list-item>
          <text:p text:style-name="P4"><text:span text:style-name="Strong_20_Emphasis"><text:span text:style-name="T1">Solución de problemas</text:span></text:span><text:span text:style-name="T1"> </text:span></text:p>
          <text:list>
            <text:list-item>
              <text:p text:style-name="P5">Preguntas frecuentes </text:p>
            </text:list-item>
            <text:list-item>
              <text:p text:style-name="P5">Errores comunes y cómo resolverlos </text:p>
            </text:list-item>
          </text:list>
        </text:list-item>
        <text:list-item>
          <text:p text:style-name="P6"><text:span text:style-name="Strong_20_Emphasis"><text:span text:style-name="T1">Contactos de soporte</text:span></text:span><text:span text:style-name="T1"> </text:span></text:p>
        </text:list-item>
      </text:list>
      <text:list text:style-name="L2">
        <text:list-item>
          <text:p text:style-name="P7">Correos, teléfonos, recursos adicionales 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uan Ernesto Páez Mujica</meta:initial-creator>
    <meta:creation-date>2025-07-02T22:49:27.897303500</meta:creation-date>
    <dc:date>2025-07-02T23:11:56.521763700</dc:date>
    <dc:creator>Juan Ernesto Páez Mujica</dc:creator>
    <meta:editing-duration>PT8M17S</meta:editing-duration>
    <meta:editing-cycles>1</meta:editing-cycles>
    <meta:document-statistic meta:table-count="0" meta:image-count="0" meta:object-count="0" meta:page-count="1" meta:paragraph-count="24" meta:word-count="137" meta:character-count="851" meta:non-whitespace-character-count="738"/>
    <meta:generator>LibreOffice/25.2.4.3$Windows_X86_64 LibreOffice_project/33e196637044ead23f5c3226cde09b47731f7e27</meta:generator>
  </office:meta>
</office:document-meta>
</file>